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auto" fo:break-after="auto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6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25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8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29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30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3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33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34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3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37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38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39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40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41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4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4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4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4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4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4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4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5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5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52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53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54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5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56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57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58" style:family="paragraph" style:parent-style-name="Table_20_Contents" style:list-style-name="L9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59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60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61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62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63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64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65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0fc83c"/>
    </style:style>
    <style:style style:name="P6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6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6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6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70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7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7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7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7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7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7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77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7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7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80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8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82" style:family="paragraph" style:parent-style-name="Table_20_Contents" style:list-style-name="L6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83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84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8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8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8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c54" officeooo:paragraph-rsid="0010cc54" style:font-weight-asian="normal" style:font-weight-complex="normal"/>
    </style:style>
    <style:style style:name="P8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8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9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9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2bea9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officeooo:rsid="000e014a"/>
    </style:style>
    <style:style style:name="T14" style:family="text">
      <style:text-properties officeooo:rsid="000eb858"/>
    </style:style>
    <style:style style:name="T15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17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style:font-size-asian="12pt" style:font-size-complex="12pt"/>
    </style:style>
    <style:style style:name="T19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20" style:family="text">
      <style:text-properties style:use-window-font-color="true" loext:opacity="0%" fo:font-size="12pt" fo:language="ru" fo:country="RU" style:text-underline-style="none" fo:font-weight="normal" officeooo:rsid="0010cc54" style:font-size-asian="12pt" style:font-weight-asian="normal" style:font-size-complex="12pt" style:font-weight-complex="normal"/>
    </style:style>
    <style:style style:name="T21" style:family="text">
      <style:text-properties officeooo:rsid="0015f66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14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117861952">
            <table:table-cell table:style-name="Таблица1.A1" office:value-type="string">
              <text:p text:style-name="P9">Наименование и место аварийной ситуации</text:p>
            </table:table-cell>
            <table:table-cell table:style-name="Таблица1.A1" office:value-type="string">
              <text:p text:style-name="P9">Опознавательные признаки аварии</text:p>
            </table:table-cell>
            <table:table-cell table:style-name="Таблица1.A1" office:value-type="string">
              <text:p text:style-name="P9">Способы и средства локализации и ликвидации аварии</text:p>
            </table:table-cell>
            <table:table-cell table:style-name="Таблица1.A1" office:value-type="string">
              <text:p text:style-name="P9">Исполнители и порядок их действий</text:p>
            </table:table-cell>
          </table:table-row>
        </table:table-header-rows>
        <table:table-row table:style-name="TableLine117864400">
          <table:table-cell table:style-name="Таблица1.A1" table:number-columns-spanned="4" office:value-type="string">
            <text:p text:style-name="P14"/>
            <text:p text:style-name="P16">Горючие газы (здание 324А): ацетилен, водород, бутан, аммиак.</text:p>
            <text:p text:style-name="P14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4">1. Нагрев баллона с <text:span text:style-name="T1">аммиаком</text:span></text:p>
          </table:table-cell>
          <table:table-cell table:style-name="Таблица1.A1" office:value-type="string">
            <text:p text:style-name="P12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3">- <text:span text:style-name="T7">средства связи и оповещения;</text:span></text:p>
            <text:p text:style-name="P13">- <text:span text:style-name="T7">использование средств индивидуальной защиты;</text:span></text:p>
            <text:p text:style-name="P13">- <text:span text:style-name="T7">силы и средства НАСО (при необходимости);</text:span></text:p>
            <text:p text:style-name="P13">- <text:span text:style-name="T7">предупредительные знаки;</text:span></text:p>
            <text:p text:style-name="P13">- <text:span text:style-name="T7">сирена ручная типа РС-100;</text:span></text:p>
            <text:p text:style-name="P13">- <text:span text:style-name="T7">погрузочно-разгрузочные работы производит только обученный и аттестованный персонал;</text:span></text:p>
            <text:p text:style-name="P13">- <text:span text:style-name="T7">бочки с водой для охлаждения баллонов (рядом с местом проведения погрузочно-разгрузочных работ);</text:span></text:p>
            <text:p text:style-name="P13">- <text:span text:style-name="T7">ранцевый опрыскиватель;</text:span></text:p>
            <text:p text:style-name="P13">- <text:span text:style-name="T7">вёдра.</text:span></text:p>
          </table:table-cell>
          <table:table-cell table:style-name="Таблица1.A1" office:value-type="string">
            <text:p text:style-name="P15">Транспортировщики, техник по хранению.</text:p>
            <text:p text:style-name="P17">Порядок действий:</text:p>
            <text:list xml:id="list151120591" text:style-name="L1">
              <text:list-item>
                <text:p text:style-name="P24">Использовать СИЗ.</text:p>
              </text:list-item>
              <text:list-item>
                <text:p text:style-name="P24">Немедленно удалить всех посторонних лиц с места аварийной ситуации.</text:p>
              </text:list-item>
              <text:list-item>
                <text:p text:style-name="P24">Подать звуковой сигнал тревоги с помощью ручной сирены.</text:p>
              </text:list-item>
              <text:list-item>
                <text:p text:style-name="P63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5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26">При выход<text:span text:style-name="T14">е</text:span> у ворот, ограждающих склад баллонов, выставить предупре<text:span text:style-name="T14">дительный</text:span> знак: <text:span text:style-name="T8">W03 </text:span><text:span text:style-name="T9">«</text:span><text:span text:style-name="T10">Опасно. </text:span><text:soft-page-break/><text:span text:style-name="T10">Ядовитые вещества</text:span><text:span text:style-name="T11">» </text:span><text:span text:style-name="T10">согласно ГОСТ 12.4.026-2015.</text:span></text:p>
              </text:list-item>
              <text:list-item>
                <text:p text:style-name="P27"><text:span text:style-name="T10">Соблюдать меры пожарной безопасности. Не курить! Устранить источники открытого огня. </text:span><text:span text:style-name="T12">Нагрев баллона может вызвать взрыв!</text:span></text:p>
              </text:list-item>
              <text:list-item>
                <text:p text:style-name="P30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18"/>
            <text:p text:style-name="P20">Руководитель группы отдела 071.</text:p>
            <text:p text:style-name="P22">Порядок действий:</text:p>
            <text:list xml:id="list1269133003" text:style-name="L2">
              <text:list-item>
                <text:p text:style-name="P49"><text:span text:style-name="T10">Прибыть</text:span> <text:span text:style-name="T10">на место аварийной ситуации. Оценить обстановку.</text:span></text:p>
              </text:list-item>
              <text:list-item>
                <text:p text:style-name="P31">Использовать СИЗ.</text:p>
              </text:list-item>
              <text:list-item>
                <text:p text:style-name="P31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49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51"><text:span text:style-name="T10">Руководить ликвидацией аварии до прибытия ответственного руководителя </text:span><text:soft-page-break/><text:span text:style-name="T10">работ.</text:span></text:p>
                <text:p text:style-name="P43">ОД ООРМ.</text:p>
                <text:p text:style-name="P46">Порядок действий:</text:p>
              </text:list-item>
            </text:list>
            <text:list xml:id="list707168949" text:style-name="L3">
              <text:list-item>
                <text:p text:style-name="P33">Оповестить аварийные службы и руководство комбината согласно списка.</text:p>
              </text:list-item>
            </text:list>
            <text:p text:style-name="P19"/>
            <text:p text:style-name="P21">Начальник отдела 071 (ответственный руководитель работ).</text:p>
            <text:p text:style-name="P23">Порядок действий:</text:p>
            <text:list xml:id="list1293781280" text:style-name="L4">
              <text:list-item>
                <text:p text:style-name="P34">Прибыть на место аварии, оценить обстановку.</text:p>
              </text:list-item>
              <text:list-item>
                <text:p text:style-name="P34">Использовать СИЗ.</text:p>
              </text:list-item>
              <text:list-item>
                <text:p text:style-name="P34">Принять на себя руководство ликвидацией аварии.</text:p>
              </text:list-item>
              <text:list-item>
                <text:p text:style-name="P37">Организовать и проконтролировать:</text:p>
              </text:list-item>
            </text:list>
            <text:list xml:id="list4045939616" text:style-name="List_20_1">
              <text:list-item>
                <text:list>
                  <text:list-item>
                    <text:p text:style-name="P38">оповещение ОД ООРМ;</text:p>
                  </text:list-item>
                  <text:list-item>
                    <text:p text:style-name="P38">оцепление опасной зоны;</text:p>
                  </text:list-item>
                  <text:list-item>
                    <text:p text:style-name="P38">оповещение близлежащих цехов;</text:p>
                  </text:list-item>
                  <text:list-item>
                    <text:p text:style-name="P39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65"><text:span text:style-name="T16">оказание первой помощи пострадавшим;</text:span></text:p>
              </text:list-item>
            </text:list>
            <text:list xml:id="list3081623945" text:style-name="Numbering_20_123">
              <text:list-item>
                <text:p text:style-name="P70"><text:span text:style-name="T16">П</text:span><text:span text:style-name="T15">ри необходимости вызвать ФПС, НАСО. Направить прибывшие ФПС, НАСО к месту аварии.</text:span></text:p>
              </text:list-item>
              <text:list-item>
                <text:p text:style-name="P70"><text:span text:style-name="T15">Продублировать вызов работников ЦМСЧ-91 ФМБА (при необходимости).</text:span></text:p>
              </text:list-item>
              <text:list-item>
                <text:p text:style-name="P70"><text:span text:style-name="T15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70"><text:span text:style-name="T15">Организовать проведение утилизации продуктов аварии и проведение </text:span><text:soft-page-break/><text:span text:style-name="T15">дегазационных мероприятий.</text:span></text:p>
              </text:list-item>
            </text:list>
            <text:p text:style-name="P73"><text:span text:style-name="T18">НАСО (при необходимости).</text:span></text:p>
            <text:p text:style-name="P77"><text:span text:style-name="T18">Порядок действий:</text:span></text:p>
            <text:list xml:id="list876243788" text:style-name="L6">
              <text:list-item>
                <text:p text:style-name="P82"><text:span text:style-name="T18">Прибыть на место аварии и развернуться.</text:span></text:p>
              </text:list-item>
              <text:list-item>
                <text:p text:style-name="P82"><text:span text:style-name="T1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82"><text:span text:style-name="T18">Принимать участие в ликвидации аварии в установленном порядке.</text:span></text:p>
              </text:list-item>
            </text:list>
            <text:p text:style-name="P81"><text:span text:style-name="T18"/></text:p>
            <text:p text:style-name="P74"><text:span text:style-name="T18">Работники ФГУЗ ЦМСЧ-91 ФМБА России (при необходимости).</text:span></text:p>
            <text:p text:style-name="P78"><text:span text:style-name="T18">Порядок действий:</text:span></text:p>
            <text:list xml:id="list2347945294" text:style-name="L7">
              <text:list-item>
                <text:p text:style-name="P83"><text:span text:style-name="T18">Прибыть на место аварии.</text:span></text:p>
              </text:list-item>
              <text:list-item>
                <text:p text:style-name="P83"><text:span text:style-name="T18">Оказать первую помощь пострадавшим.</text:span></text:p>
              </text:list-item>
              <text:list-item>
                <text:p text:style-name="P87"><text:span text:style-name="T18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216">
          <table:table-cell table:style-name="Таблица1.A1" office:value-type="string">
            <text:p text:style-name="P52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53">- появление резкого запаха;</text:p>
            <text:p text:style-name="P53">- шум (свист), создаваемый истекающим из баллона газом.</text:p>
          </table:table-cell>
          <table:table-cell table:style-name="Таблица1.A1" office:value-type="string">
            <text:p text:style-name="P55">- прекращение работы;</text:p>
            <text:p text:style-name="P55">- средства связи и оповещения;</text:p>
            <text:p text:style-name="P55">- сирена ручная типа РС-100;</text:p>
            <text:p text:style-name="P55">- обеспечение требований пожарной безопасности;</text:p>
            <text:p text:style-name="P55">- использование средств индивидуальной защиты;</text:p>
            <text:p text:style-name="P55">- предупредительные знаки;</text:p>
            <text:p text:style-name="P55">- погрузочно-разгрузочные работы производит только обученный и аттестованный персонал;</text:p>
            <text:p text:style-name="P55">- силы и средства НАСО (при необходимости).</text:p>
          </table:table-cell>
          <table:table-cell table:style-name="Таблица1.A1" office:value-type="string">
            <text:p text:style-name="P59">Транспортировщики, техник по хранению.</text:p>
            <text:p text:style-name="P61">Порядок действий:</text:p>
            <text:list xml:id="list2163326170" text:style-name="L8">
              <text:list-item>
                <text:p text:style-name="P28">Использовать СИЗ.</text:p>
              </text:list-item>
              <text:list-item>
                <text:p text:style-name="P28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28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28">Подать звуковой сигнал тревоги с помощью ручной сирены.</text:p>
              </text:list-item>
              <text:list-item>
                <text:p text:style-name="P64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88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88">При выходе у ворот, ограждающих склад баллонов, выставить предупредительный знак: <text:span text:style-name="T8">W</text:span><text:span text:style-name="T10">03 «Опасно. Ядовитые вещества» согласно ГОСТ 12.4.026-2015.</text:span></text:p>
              </text:list-item>
              <text:list-item>
                <text:p text:style-name="P88"><text:span text:style-name="T10">Соблюдать меры пожарной безопасности. Устранить источники открытого огня. Не курить! </text:span><text:span text:style-name="T12">Аммиак с воздухом взрывоопасен. Горит с образованием токсичных газов (цианы, оксид азота).</text:span><text:span text:style-name="T10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88"><text:span text:style-name="T10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89"><text:soft-page-break/><text:span text:style-name="T10">Руководитель группы отдела 071.</text:span></text:p>
            <text:p text:style-name="P90"><text:span text:style-name="T10">Порядок действий:</text:span></text:p>
            <text:list xml:id="list110959941999094" text:continue-list="list1269133003" text:style-name="L2">
              <text:list-item text:start-value="1">
                <text:p text:style-name="P68"><text:span text:style-name="T17">Прибыть</text:span><text:span text:style-name="T19"> </text:span><text:span text:style-name="T17">на место аварийной ситуации. Оценить обстановку.</text:span></text:p>
              </text:list-item>
              <text:list-item>
                <text:p text:style-name="P32">Использовать СИЗ.</text:p>
              </text:list-item>
              <text:list-item>
                <text:p text:style-name="P32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50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91"><text:span text:style-name="T10">Руководить ликвидацией аварии до прибытия ответственного руководителя работ.</text:span></text:p>
                <text:p text:style-name="P44">ОД ООРМ.</text:p>
                <text:p text:style-name="P47">Порядок действий:</text:p>
              </text:list-item>
              <text:list-item text:start-value="1">
                <text:p text:style-name="P35">Оповестить аварийные службы и руководство комбината согласно списка.</text:p>
              </text:list-item>
            </text:list>
            <text:p text:style-name="P36"/>
            <text:p text:style-name="P45">Начальник отдела 071 (ответственный руководитель работ).</text:p>
            <text:p text:style-name="P48">Порядок действий:</text:p>
            <text:list xml:id="list110959341133084" text:continue-list="list110959941999094" text:style-name="L2">
              <text:list-item text:start-value="1">
                <text:p text:style-name="P35">Прибыть на место аварии, оценить обстановку.</text:p>
              </text:list-item>
              <text:list-item>
                <text:p text:style-name="P35">Использовать СИЗ.</text:p>
              </text:list-item>
              <text:list-item>
                <text:p text:style-name="P35">Принять на себя руководство ликвидацией аварии.</text:p>
              </text:list-item>
              <text:list-item>
                <text:p text:style-name="P42"><text:soft-page-break/>Организовать и проконтролировать:</text:p>
              </text:list-item>
            </text:list>
            <text:list xml:id="list110961070395302" text:continue-list="list4045939616" text:style-name="List_20_1">
              <text:list-item>
                <text:list>
                  <text:list-item>
                    <text:p text:style-name="P66"><text:span text:style-name="T16">оповещение ОД ООРМ;</text:span></text:p>
                  </text:list-item>
                  <text:list-item>
                    <text:p text:style-name="P40">оцепление опасной зоны;</text:p>
                  </text:list-item>
                  <text:list-item>
                    <text:p text:style-name="P41">оповещение близлежащих цехов;</text:p>
                  </text:list-item>
                  <text:list-item>
                    <text:p text:style-name="P41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66"><text:span text:style-name="T16">оказание первой помощи пострадавшим;</text:span></text:p>
              </text:list-item>
            </text:list>
            <text:list xml:id="list110959585969819" text:continue-list="list110959341133084" text:style-name="L2">
              <text:list-item>
                <text:p text:style-name="P71"><text:span text:style-name="T16">П</text:span><text:span text:style-name="T15">ри необходимости вызвать ФПС, НАСО. Направить прибывшие ФПС, НАСО к месту аварии.</text:span></text:p>
              </text:list-item>
              <text:list-item>
                <text:p text:style-name="P71"><text:span text:style-name="T15">Продублировать вызов работников ЦМСЧ-91 ФМБА (при необходимости).</text:span></text:p>
              </text:list-item>
              <text:list-item>
                <text:p text:style-name="P71"><text:span text:style-name="T15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71"><text:span text:style-name="T15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72"><text:span text:style-name="T15"/></text:p>
            <text:p text:style-name="P76"><text:span text:style-name="T18">НАСО (при необходимости).</text:span></text:p>
            <text:p text:style-name="P80"><text:span text:style-name="T18">Порядок действий:</text:span></text:p>
            <text:list xml:id="list110959561323387" text:continue-list="list110959585969819" text:style-name="L2">
              <text:list-item text:start-value="1">
                <text:p text:style-name="P85"><text:span text:style-name="T18">Прибыть на место аварии и развернуться.</text:span></text:p>
              </text:list-item>
              <text:list-item>
                <text:p text:style-name="P85"><text:span text:style-name="T18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85"><text:span text:style-name="T18">Принимать участие в ликвидации аварии в установленном порядке.</text:span></text:p>
              </text:list-item>
            </text:list>
            <text:p text:style-name="P86"><text:span text:style-name="T18"/></text:p>
            <text:p text:style-name="P86"><text:span text:style-name="T18"/></text:p>
            <text:p text:style-name="P86"><text:span text:style-name="T18"/></text:p>
            <text:p text:style-name="P75"><text:soft-page-break/><text:span text:style-name="T18">Работники ФГУЗ ЦМСЧ-91 ФМБА России (при необходимости).</text:span></text:p>
            <text:p text:style-name="P79"><text:span text:style-name="T18">Порядок действий:</text:span></text:p>
            <text:list xml:id="list110960321965732" text:continue-list="list110959561323387" text:style-name="L2">
              <text:list-item text:start-value="1">
                <text:p text:style-name="P85"><text:span text:style-name="T18">Прибыть на место аварии.</text:span></text:p>
              </text:list-item>
              <text:list-item>
                <text:p text:style-name="P85"><text:span text:style-name="T18">Оказать первую помощь пострадавшим.</text:span></text:p>
              </text:list-item>
              <text:list-item>
                <text:p text:style-name="P69"><text:span text:style-name="T2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488">
          <table:table-cell table:style-name="Таблица1.A1" table:number-columns-spanned="4" office:value-type="string">
            <text:p text:style-name="P60"/>
            <text:p text:style-name="P60">Инертные газы (здание 324): углекислота (углерода диоксид), аргон, гелий, гелий (смесь), хладон (фреон). Кислород (окислитель).</text:p>
            <text:p text:style-name="P60"/>
            <text:p text:style-name="P29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29"/>
          </table:table-cell>
          <table:covered-table-cell/>
          <table:covered-table-cell/>
          <table:covered-table-cell/>
        </table:table-row>
        <table:table-row table:style-name="TableLine117865760">
          <table:table-cell table:style-name="Таблица1.A1" office:value-type="string">
            <text:p text:style-name="P56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54">- <text:span text:style-name="T21">факельное горение газа;</text:span></text:p>
            <text:p text:style-name="P54">- <text:span text:style-name="T21">тепловой поток.</text:span></text:p>
          </table:table-cell>
          <table:table-cell table:style-name="Таблица1.A1" office:value-type="string">
            <text:list xml:id="list1476930846" text:style-name="L9">
              <text:list-item>
                <text:p text:style-name="P58">прекращение работы;</text:p>
              </text:list-item>
              <text:list-item>
                <text:p text:style-name="P58">средства связи и оповещения;</text:p>
              </text:list-item>
              <text:list-item>
                <text:p text:style-name="P58">использование средств индивидуальной защиты;</text:p>
              </text:list-item>
              <text:list-item>
                <text:p text:style-name="P58">силы и средства НАСО (при необходимости);</text:p>
              </text:list-item>
              <text:list-item>
                <text:p text:style-name="P58">силы и средства ФГКУ СУ ФПС №6 МЧС России;</text:p>
              </text:list-item>
              <text:list-item>
                <text:p text:style-name="P58">предупредительные знаки;</text:p>
              </text:list-item>
              <text:list-item>
                <text:p text:style-name="P58">сирена ручная типа РС-100;</text:p>
              </text:list-item>
              <text:list-item>
                <text:p text:style-name="P58">погрузочно-разгрузочные работы производит только обученный и аттестованный персонал;</text:p>
              </text:list-item>
              <text:list-item>
                <text:p text:style-name="P58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58">ранцевый опрыскиватель;</text:p>
              </text:list-item>
              <text:list-item>
                <text:p text:style-name="P58"><text:soft-page-break/>ведра.</text:p>
              </text:list-item>
            </text:list>
            <text:p text:style-name="P57"/>
            <text:p text:style-name="P62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03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30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57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84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12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39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66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93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20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48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75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02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29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56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84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5T11:09:59.100000000</dc:date>
    <meta:editing-duration>PT1H17M46S</meta:editing-duration>
    <meta:editing-cycles>12</meta:editing-cycles>
    <meta:generator>LibreOffice/7.2.4.1$Windows_X86_64 LibreOffice_project/27d75539669ac387bb498e35313b970b7fe9c4f9</meta:generator>
    <meta:document-statistic meta:table-count="1" meta:image-count="0" meta:object-count="0" meta:page-count="9" meta:paragraph-count="142" meta:word-count="1128" meta:character-count="8416" meta:non-whitespace-character-count="7506"/>
  </office:meta>
</office:document-meta>
</file>